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 soon as my first year us a student i got envolved with several projects. I have voluntiured to work as lub assistant at my departmennt and have also been a member of the technical support. Moreover I was part of both a theatrical and a football team. My goal is to obtain us much knowledge as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4S</meta:editing-duration>
    <meta:editing-cycles>3</meta:editing-cycles>
    <meta:generator>OpenOffice/4.1.6$Win32 OpenOffice.org_project/416m1$Build-9790</meta:generator>
    <dc:date>2019-07-23T17:32:07.49</dc:date>
    <meta:document-statistic meta:table-count="0" meta:image-count="0" meta:object-count="0" meta:page-count="1" meta:paragraph-count="1" meta:word-count="58" meta:character-count="305"/>
    <dc:creator>polixeni gkioka</dc:creator>
    <meta:user-defined meta:name="Info 1"/>
    <meta:user-defined meta:name="Info 2"/>
    <meta:user-defined meta:name="Info 3"/>
    <meta:user-defined meta:name="Info 4"/>
  </office:meta>
</office:document-meta>
</file>